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fo:language="ru" fo:country="RU" officeooo:paragraph-rsid="000567ca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font-size="12pt" fo:language="ru" fo:country="RU" officeooo:rsid="000ba844" officeooo:paragraph-rsid="001766fd" style:font-name-asian="DejaVu Sans" style:font-size-asian="12pt" style:font-name-complex="Lohit Hindi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font-size="14pt" fo:language="ru" fo:country="RU" officeooo:rsid="001766fd" officeooo:paragraph-rsid="001766fd" style:font-size-asian="14pt" style:font-size-complex="14pt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font-size="14pt" fo:language="ru" fo:country="RU" officeooo:rsid="00969dbe" officeooo:paragraph-rsid="00969dbe" style:font-size-asian="14pt" style:font-size-complex="14pt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font-size="14pt" fo:language="ru" fo:country="RU" officeooo:rsid="009b817f" officeooo:paragraph-rsid="009b817f" style:font-size-asian="14pt" style:font-size-complex="14pt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1766fd" officeooo:paragraph-rsid="001766fd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89ae4c" officeooo:paragraph-rsid="0089ae4c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font-size="14pt" fo:language="ru" fo:country="RU" officeooo:rsid="001766fd" officeooo:paragraph-rsid="001766fd" style:font-size-asian="14pt" style:font-size-complex="14pt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font-size="14pt" fo:language="ru" fo:country="RU" officeooo:paragraph-rsid="001766fd" style:font-size-asian="14pt" style:font-size-complex="14pt"/>
    </style:style>
    <style:style style:name="P11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font-variant="normal" fo:text-transform="none" fo:color="#000000" fo:letter-spacing="normal" fo:font-style="normal" fo:font-weight="normal" officeooo:rsid="009b9c01" officeooo:paragraph-rsid="009b9c01"/>
    </style:style>
    <style:style style:name="P12" style:family="paragraph" style:parent-style-name="Standard">
      <style:paragraph-properties fo:margin-left="0cm" fo:margin-right="0cm" fo:text-align="justify" style:justify-single-word="false" fo:orphans="0" fo:widows="0" fo:text-indent="1.251cm" style:auto-text-indent="false" style:text-autospace="none"/>
      <style:text-properties fo:font-size="8pt" fo:language="ru" fo:country="RU" officeooo:paragraph-rsid="000567ca" style:font-size-asian="8pt" style:font-size-complex="8pt"/>
    </style:style>
    <style:style style:name="P13" style:family="paragraph" style:parent-style-name="Standard">
      <style:paragraph-properties fo:text-align="center" style:justify-single-word="false" fo:orphans="0" fo:widows="0" style:text-autospace="none"/>
      <style:text-properties fo:language="ru" fo:country="RU" officeooo:paragraph-rsid="000567ca"/>
    </style:style>
    <style:style style:name="P14" style:family="paragraph" style:parent-style-name="Standard">
      <style:paragraph-properties fo:orphans="0" fo:widows="0" style:text-autospace="none"/>
      <style:text-properties fo:language="ru" fo:country="RU" officeooo:paragraph-rsid="000567ca"/>
    </style:style>
    <style:style style:name="P15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paragraph-rsid="000567ca" style:font-size-asian="14pt" style:font-size-complex="14pt"/>
    </style:style>
    <style:style style:name="P16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057296" officeooo:paragraph-rsid="00057296" style:font-size-asian="14pt" style:font-size-complex="14pt"/>
    </style:style>
    <style:style style:name="P17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057296" officeooo:paragraph-rsid="000567ca" style:font-size-asian="14pt" style:font-size-complex="14pt"/>
    </style:style>
    <style:style style:name="P18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fo:language="ru" fo:country="RU" officeooo:paragraph-rsid="000567ca" style:font-size-asian="14pt" style:font-size-complex="14pt"/>
    </style:style>
    <style:style style:name="P19" style:family="paragraph" style:parent-style-name="Standard">
      <style:paragraph-properties fo:orphans="0" fo:widows="0" style:text-autospace="none"/>
      <style:text-properties fo:font-size="14pt" fo:language="ru" fo:country="RU" officeooo:paragraph-rsid="000567ca" style:font-size-asian="14pt" style:font-size-complex="14pt"/>
    </style:style>
    <style:style style:name="P20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9bff46" officeooo:paragraph-rsid="009bff46" style:font-size-asian="14pt" style:font-size-complex="14pt"/>
    </style:style>
    <style:style style:name="P21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paragraph-rsid="000567ca" style:font-size-asian="14pt"/>
    </style:style>
    <style:style style:name="P22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fo:language="ru" fo:country="RU" officeooo:paragraph-rsid="000567ca" style:font-size-asian="14pt"/>
    </style:style>
    <style:style style:name="P23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fo:font-weight="bold" officeooo:paragraph-rsid="000567ca" style:font-size-asian="14pt" style:font-weight-asian="bold"/>
    </style:style>
    <style:style style:name="P24" style:family="paragraph" style:parent-style-name="Standard">
      <style:paragraph-properties fo:text-align="center" style:justify-single-word="false" fo:orphans="0" fo:widows="0" style:text-autospace="none"/>
      <style:text-properties fo:font-size="8pt" fo:language="ru" fo:country="RU" officeooo:paragraph-rsid="000567ca" style:font-size-asian="8pt" style:font-size-complex="8pt"/>
    </style:style>
    <style:style style:name="P25" style:family="paragraph" style:parent-style-name="Standard">
      <style:paragraph-properties fo:text-align="center" style:justify-single-word="false" fo:orphans="0" fo:widows="0" style:text-autospace="none"/>
      <style:text-properties fo:font-size="16pt" fo:language="ru" fo:country="RU" fo:font-weight="bold" officeooo:paragraph-rsid="000567ca" style:font-size-asian="16pt" style:font-weight-asian="bold" style:font-size-complex="16pt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 fo:orphans="0" fo:widows="0" style:text-autospace="none"/>
      <style:text-properties fo:language="ru" fo:country="RU" officeooo:paragraph-rsid="000567ca"/>
    </style:style>
    <style:style style:name="P27" style:family="paragraph" style:parent-style-name="Text_20_body">
      <style:text-properties style:font-name="Liberation Serif" fo:font-size="14pt" fo:language="ru" fo:country="RU" style:font-size-asian="14pt" style:font-size-complex="14pt"/>
    </style:style>
    <style:style style:name="P28" style:family="paragraph" style:parent-style-name="Text_20_body">
      <style:text-properties fo:font-size="14pt" officeooo:paragraph-rsid="009a8671" style:font-size-asian="14pt" style:font-size-complex="14pt"/>
    </style:style>
    <style:style style:name="P29" style:family="paragraph" style:parent-style-name="Text_20_body" style:master-page-name="">
      <style:paragraph-properties style:page-number="auto" fo:break-before="auto" fo:break-after="auto"/>
      <style:text-properties fo:language="ru" fo:country="RU" officeooo:rsid="005e1fe7" officeooo:paragraph-rsid="005e1fe7"/>
    </style:style>
    <style:style style:name="P30" style:family="paragraph" style:parent-style-name="Heading_20_1">
      <style:text-properties fo:font-size="14pt" fo:language="ru" fo:country="RU" style:font-size-asian="14pt" style:font-size-complex="14pt"/>
    </style:style>
    <style:style style:name="P31" style:family="paragraph" style:parent-style-name="Heading_20_1">
      <style:text-properties style:font-name="Liberation Serif" fo:font-size="14pt" fo:language="ru" fo:country="RU" style:font-size-asian="14pt" style:font-size-complex="14pt"/>
    </style:style>
    <style:style style:name="P32" style:family="paragraph" style:parent-style-name="Heading_20_1">
      <style:text-properties fo:language="ru" fo:country="RU"/>
    </style:style>
    <style:style style:name="P33" style:family="paragraph" style:parent-style-name="Heading_20_1" style:list-style-name="">
      <style:paragraph-properties>
        <style:tab-stops>
          <style:tab-stop style:position="2cm"/>
        </style:tab-stops>
      </style:paragraph-properties>
      <style:text-properties fo:language="ru" fo:country="RU"/>
    </style:style>
    <style:style style:name="P34" style:family="paragraph" style:parent-style-name="Heading_20_1">
      <style:paragraph-properties fo:break-before="page"/>
      <style:text-properties style:font-name="Liberation Serif" fo:font-size="14pt" officeooo:rsid="007f969b" officeooo:paragraph-rsid="005e1fe7" style:font-size-asian="14pt" style:font-size-complex="14pt"/>
    </style:style>
    <style:style style:name="P35" style:family="paragraph" style:parent-style-name="Text_20_body" style:master-page-name="First_20_Page">
      <style:paragraph-properties fo:margin-top="0cm" fo:margin-bottom="0cm" loext:contextual-spacing="false" style:page-number="auto"/>
      <style:text-properties fo:language="ru" fo:country="RU" officeooo:paragraph-rsid="000567ca"/>
    </style:style>
    <style:style style:name="P36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font-variant="normal" fo:text-transform="none" fo:color="#000000" fo:letter-spacing="normal" fo:font-style="normal" fo:font-weight="normal" officeooo:rsid="009b9c01" officeooo:paragraph-rsid="009b9c01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7406a" style:font-size-asian="14pt" style:font-size-complex="14pt"/>
    </style:style>
    <style:style style:name="T4" style:family="text">
      <style:text-properties fo:font-size="14pt" officeooo:rsid="00303146" style:font-size-asian="14pt" style:font-size-complex="14pt"/>
    </style:style>
    <style:style style:name="T5" style:family="text">
      <style:text-properties fo:font-size="14pt" officeooo:rsid="00312da8" style:font-size-asian="14pt" style:font-size-complex="14pt"/>
    </style:style>
    <style:style style:name="T6" style:family="text">
      <style:text-properties fo:font-size="14pt" officeooo:rsid="0032de9c" style:font-size-asian="14pt" style:font-size-complex="14pt"/>
    </style:style>
    <style:style style:name="T7" style:family="text">
      <style:text-properties fo:font-size="14pt" officeooo:rsid="005d8686" style:font-size-asian="14pt" style:font-size-complex="14pt"/>
    </style:style>
    <style:style style:name="T8" style:family="text">
      <style:text-properties officeooo:rsid="00057296"/>
    </style:style>
    <style:style style:name="T9" style:family="text">
      <style:text-properties style:font-name="Liberation Serif" fo:language="ru" fo:country="RU"/>
    </style:style>
    <style:style style:name="T10" style:family="text">
      <style:text-properties style:font-name="Liberation Serif" fo:language="ru" fo:country="RU" officeooo:rsid="009a8671"/>
    </style:style>
    <style:style style:name="T11" style:family="text">
      <style:text-properties officeooo:rsid="009b817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15">Федеральное государственное автономное</text:p>
      <text:p text:style-name="P15">образовательное учреждение</text:p>
      <text:p text:style-name="P15">высшего профессионального образования</text:p>
      <text:p text:style-name="P15">«СИБИРСКИЙ ФЕДЕРАЛЬНЫЙ УНИВЕРСИТЕТ»</text:p>
      <text:p text:style-name="P12"/>
      <text:p text:style-name="P16">Институт космических и информационных технологий</text:p>
      <text:p text:style-name="P13"/>
      <text:p text:style-name="P17">Кафедра вычислительной техники</text:p>
      <text:p text:style-name="P13"/>
      <text:p text:style-name="P24"/>
      <text:p text:style-name="P15"/>
      <text:p text:style-name="P15"/>
      <text:p text:style-name="P15"/>
      <text:p text:style-name="P15"/>
      <text:p text:style-name="P15"/>
      <text:p text:style-name="P24"/>
      <text:p text:style-name="P23"><text:tab/><text:tab/><text:tab/><text:tab/></text:p>
      <text:p text:style-name="P25">ОТЧЕТ ПО ЛАБОРАТОРНОЙ РАБОТЕ <text:span text:style-name="T8">№7</text:span></text:p>
      <text:p text:style-name="P25"/>
      <text:p text:style-name="P20">Семафоры</text:p>
      <text:p text:style-name="P21"/>
      <text:p text:style-name="P21"/>
      <text:p text:style-name="P22"/>
      <text:p text:style-name="P22"/>
      <text:p text:style-name="P18"/>
      <text:p text:style-name="P18"/>
      <text:p text:style-name="P18"/>
      <text:p text:style-name="P18"/>
      <text:p text:style-name="P18"/>
      <text:p text:style-name="P19"/>
      <text:p text:style-name="P19"/>
      <text:p text:style-name="P19"/>
      <text:p text:style-name="P2"><text:span text:style-name="T1"><text:s text:c="2"/>Преподаватель</text:span><text:span text:style-name="T2"> <text:s text:c="42"/>_________ <text:s text:c="18"/><text:tab/> <text:s text:c="2"/></text:span><text:span text:style-name="T7">Шаров</text:span><text:span text:style-name="T6"> </text:span><text:span text:style-name="T7">В</text:span><text:span text:style-name="T6">.В.</text:span></text:p>
      <text:p text:style-name="P14"><text:span text:style-name="T2"><text:s text:c="70"/></text:span>подпись, дата <text:s text:c="16"/></text:p>
      <text:p text:style-name="P14"/>
      <text:p text:style-name="P2"><text:span text:style-name="T2"><text:s text:c="2"/>Студент</text:span></text:p>
      <text:p text:style-name="P14"><text:s text:c="18"/></text:p>
      <text:p text:style-name="P14"/>
      <text:p text:style-name="P14"/>
      <text:p text:style-name="P21"/>
      <text:p text:style-name="P21"/>
      <text:p text:style-name="P21"/>
      <text:p text:style-name="P21"/>
      <text:p text:style-name="P21"/>
      <text:p text:style-name="P21"/>
      <text:p text:style-name="P26"><text:span text:style-name="T2">Красноярск 20</text:span><text:span text:style-name="T3">1</text:span><text:span text:style-name="T7">7</text:span></text:p>
      <text:h text:style-name="P30" text:outline-level="1"><text:soft-page-break/>Задание</text:h>
      <text:p text:style-name="P10"/>
      <text:p text:style-name="P6">1. Разработать алгоритм решения задания, с учетом разделения вычислений между несколькими процессами. Для обмена информацией между процессами использовать разделяемую память. Для защиты операций с разделяемой памятью и синхронизации процессов использовать семафоры. Реализовать алгоритм и протестировать его на нескольких примерах.</text:p>
      <text:p text:style-name="P6">2. Посмотреть в динамике работу семафоров для созданных приложений,</text:p>
      <text:p text:style-name="P6">используя команду ipcs -s.</text:p>
      <text:p text:style-name="P5">Задани<text:span text:style-name="T11">е</text:span> варианта:</text:p>
      <text:p text:style-name="P6">Задана строка S, содержащая не менее двух слов. Необходимо найти среди слов, палиндром максимальной длины. Входные данные: строка S. Для решения задачи использовать столько процессов, сколько слов в строке. </text:p>
      <text:p text:style-name="P4"/>
      <text:h text:style-name="P31" text:outline-level="1">Цель работы </text:h>
      <text:p text:style-name="P27"><text:tab/></text:p>
      <text:p text:style-name="P28"><text:span text:style-name="T9"><text:tab/></text:span><text:span text:style-name="T10">Познакомиться с общими принципами работы семафоров. Научиться использовать семафоры для синхронизации процессов и потоков, и для защиты критических секций</text:span></text:p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/>
      <text:h text:style-name="P33" text:outline-level="1"/>
      <text:h text:style-name="P34" text:outline-level="1" text:is-list-header="true"/>
      <text:p text:style-name="P29"/>
      <text:h text:style-name="P32" text:outline-level="1">Код программы </text:h>
      <text:p text:style-name="P8">1.сpp</text:p>
      <text:p text:style-name="P11">#include &lt;iostream&gt;</text:p>
      <text:p text:style-name="P11">#include &lt;string&gt;</text:p>
      <text:p text:style-name="P11">#include &lt;sstream&gt;</text:p>
      <text:p text:style-name="P11">#include &lt;algorithm&gt;</text:p>
      <text:p text:style-name="P11">#include &lt;iterator&gt;</text:p>
      <text:p text:style-name="P11">#include &lt;vector&gt;</text:p>
      <text:p text:style-name="P11">#include &lt;iomanip&gt;</text:p>
      <text:p text:style-name="P11">#include &lt;cstdlib&gt;</text:p>
      <text:p text:style-name="P11">#include &lt;unistd.h&gt;</text:p>
      <text:p text:style-name="P11">#include &lt;sys/ipc.h&gt;</text:p>
      <text:p text:style-name="P11">#include &lt;sys/shm.h&gt;</text:p>
      <text:p text:style-name="P11">#include &lt;sys/sem.h&gt;</text:p>
      <text:p text:style-name="P11">#include &lt;sys/wait.h&gt;</text:p>
      <text:p text:style-name="P11">using namespace std;</text:p>
      <text:p text:style-name="P11">struct mymem{int maxsize, i;};</text:p>
      <text:p text:style-name="P11">int main()</text:p>
      <text:p text:style-name="P11">{</text:p>
      <text:p text:style-name="P11"><text:s text:c="2"/>string input;</text:p>
      <text:p text:style-name="P11"><text:s text:c="2"/>getline(cin,input);</text:p>
      <text:p text:style-name="P11"><text:s text:c="2"/>istringstream iss(input);</text:p>
      <text:p text:style-name="P11"><text:s text:c="2"/>vector&lt;string&gt; tokens{istream_iterator&lt;string&gt;{iss},</text:p>
      <text:p text:style-name="P11"><text:s text:c="24"/>istream_iterator&lt;string&gt;{}};</text:p>
      <text:p text:style-name="P11"><text:s/>int shmid = shmget(IPC_PRIVATE,sizeof(mymem),IPC_CREAT|0666);</text:p>
      <text:p text:style-name="P11"><text:s/>int semid = semget(IPC_PRIVATE,1,IPC_CREAT|0666);</text:p>
      <text:p text:style-name="P11"><text:s/>sembuf plus1 = {0,1,0};</text:p>
      <text:p text:style-name="P11"><text:s/>sembuf minus1 = {0,-1,0};</text:p>
      <text:p text:style-name="P11"><text:s/>mymem* mem = (mymem*)shmat(shmid,NULL,0);</text:p>
      <text:p text:style-name="P11"><text:s/>mem-&gt;maxsize = 0;</text:p>
      <text:p text:style-name="P11"><text:s/>mem-&gt;i = -1;</text:p>
      <text:p text:style-name="P11"><text:s/>for(int i=0;i&lt;tokens.size();++i)</text:p>
      <text:p text:style-name="P11"><text:s text:c="4"/>if(fork() == 0){</text:p>
      <text:p text:style-name="P11"><text:s text:c="8"/>semop(semid,&amp;plus1,1);</text:p>
      <text:p text:style-name="P11"><text:s text:c="8"/>if (tokens.at(i) == string(tokens.at(i).rbegin(), <text:s/><text:tab/><text:tab/>tokens.at(i).rend())) {</text:p>
      <text:p text:style-name="P11"><text:s text:c="12"/>if(mem-&gt;maxsize &lt; tokens.at(i).length()) {</text:p>
      <text:p text:style-name="P11"><text:s text:c="16"/>mem-&gt;maxsize = tokens.at(i).length();</text:p>
      <text:p text:style-name="P11"><text:s text:c="20"/>mem-&gt;i = i;}</text:p>
      <text:p text:style-name="P11"><text:s text:c="13"/>semop(semid,&amp;minus1,1); }</text:p>
      <text:p text:style-name="P11"><text:s text:c="7"/>exit(0); <text:s/>}</text:p>
      <text:p text:style-name="P11"><text:s text:c="4"/>wait(NULL);</text:p>
      <text:p text:style-name="P11"><text:s text:c="4"/>cout &lt;&lt; tokens.at(mem-&gt;i);</text:p>
      <text:p text:style-name="P11"><text:s text:c="4"/>return 0;</text:p>
      <text:p text:style-name="P1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2cm"/>
        </style:tab-stops>
      </style:paragraph-properties>
      <style:text-properties style:font-name="Liberation Serif1" fo:font-family="'Liberation Serif'" style:font-style-name="Bold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Text_20_body" style:class="extra"/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ko </meta:initial-creator>
    <meta:creation-date>2015-09-09T16:45:34</meta:creation-date>
    <dc:date>2017-03-13T23:50:20.739000000</dc:date>
    <dc:creator>Семён Андреевич Муравьёв</dc:creator>
    <meta:editing-duration>P1DT7H20M4S</meta:editing-duration>
    <meta:editing-cycles>42</meta:editing-cycles>
    <meta:generator>LibreOffice/5.0.1.2$Windows_x86 LibreOffice_project/81898c9f5c0d43f3473ba111d7b351050be20261</meta:generator>
    <meta:document-statistic meta:table-count="0" meta:image-count="0" meta:object-count="0" meta:page-count="3" meta:paragraph-count="68" meta:word-count="249" meta:character-count="2477" meta:non-whitespace-character-count="1970"/>
  </office:meta>
</office:document-meta>
</file>